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 Light" svg:font-family="DejaVu Sans Light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Adresa" style:master-page-name="MPF0" style:family="paragraph">
      <style:paragraph-properties fo:break-before="page"/>
    </style:style>
    <style:style style:name="TableColumn20" style:family="table-column">
      <style:table-column-properties style:column-width="1.575in" style:use-optimal-column-width="false"/>
    </style:style>
    <style:style style:name="TableColumn21" style:family="table-column">
      <style:table-column-properties style:column-width="1.5722in" style:use-optimal-column-width="false"/>
    </style:style>
    <style:style style:name="TableColumn22" style:family="table-column">
      <style:table-column-properties style:column-width="1.5819in" style:use-optimal-column-width="false"/>
    </style:style>
    <style:style style:name="TableColumn23" style:family="table-column">
      <style:table-column-properties style:column-width="1.5687in" style:use-optimal-column-width="false"/>
    </style:style>
    <style:style style:name="Table19" style:family="table">
      <style:table-properties style:width="6.2979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fo:padding-top="0in" fo:padding-left="0.0069in" fo:padding-bottom="0in" fo:padding-right="0.0069in"/>
    </style:style>
    <style:style style:name="P26" style:parent-style-name="TableContents" style:family="paragraph">
      <style:text-properties fo:font-size="11pt" style:font-size-asian="11pt" style:font-size-complex="11pt"/>
    </style:style>
    <style:style style:name="TableCell27" style:family="table-cell">
      <style:table-cell-properties fo:border="none" fo:padding-top="0in" fo:padding-left="0.0069in" fo:padding-bottom="0in" fo:padding-right="0.0069in"/>
    </style:style>
    <style:style style:name="P28" style:parent-style-name="TableContents" style:family="paragraph">
      <style:text-properties fo:font-size="11pt" style:font-size-asian="11pt" style:font-size-complex="11pt"/>
    </style:style>
    <style:style style:name="TableCell29" style:family="table-cell">
      <style:table-cell-properties fo:border="none" fo:padding-top="0in" fo:padding-left="0.0069in" fo:padding-bottom="0in" fo:padding-right="0.0069in"/>
    </style:style>
    <style:style style:name="P30" style:parent-style-name="TableContents" style:family="paragraph">
      <style:text-properties fo:font-size="11pt" style:font-size-asian="11pt" style:font-size-complex="11pt"/>
    </style:style>
    <style:style style:name="TableCell31" style:family="table-cell">
      <style:table-cell-properties fo:border="none" fo:padding-top="0in" fo:padding-left="0.0069in" fo:padding-bottom="0in" fo:padding-right="0.0069in"/>
    </style:style>
    <style:style style:name="T32" style:parent-style-name="Standardnípísmoodstavce" style:family="text">
      <style:text-properties fo:font-size="11pt" style:font-size-asian="11pt" style:font-size-complex="11pt"/>
    </style:style>
    <number:date-style style:name="N33" number:language="cs" number:country="CZ">
      <number:day number:calendar="gregorian"/>
      <number:text>.</number:text>
      <number:month number:calendar="gregorian"/>
      <number:text>.</number:text>
      <number:year number:calendar="gregorian"/>
    </number:date-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fo:padding-top="0in" fo:padding-left="0.0069in" fo:padding-bottom="0in" fo:padding-right="0.0069in"/>
    </style:style>
    <style:style style:name="P36" style:parent-style-name="TableContents" style:family="paragraph">
      <style:text-properties fo:font-size="11pt" style:font-size-asian="11pt" style:font-size-complex="11pt"/>
    </style:style>
    <style:style style:name="TableCell37" style:family="table-cell">
      <style:table-cell-properties fo:border="none" fo:padding-top="0in" fo:padding-left="0.0069in" fo:padding-bottom="0in" fo:padding-right="0.0069in"/>
    </style:style>
    <style:style style:name="P38" style:parent-style-name="TableContents" style:family="paragraph">
      <style:text-properties fo:font-size="11pt" style:font-size-asian="11pt" style:font-size-complex="11pt"/>
    </style:style>
    <style:style style:name="TableCell39" style:family="table-cell">
      <style:table-cell-properties fo:border="none" fo:padding-top="0in" fo:padding-left="0.0069in" fo:padding-bottom="0in" fo:padding-right="0.0069in"/>
    </style:style>
    <style:style style:name="P40" style:parent-style-name="TableContents" style:family="paragraph">
      <style:text-properties fo:font-size="11pt" style:font-size-asian="11pt" style:font-size-complex="11pt"/>
    </style:style>
    <style:style style:name="TableCell41" style:family="table-cell">
      <style:table-cell-properties fo:border="none" fo:padding-top="0in" fo:padding-left="0.0069in" fo:padding-bottom="0in" fo:padding-right="0.0069in"/>
    </style:style>
    <style:style style:name="P42" style:parent-style-name="TableContents" style:family="paragraph">
      <style:text-properties fo:font-size="11pt" style:font-size-asian="11pt" style:font-size-complex="11pt"/>
    </style:style>
    <style:style style:name="P43" style:parent-style-name="Vec" style:family="paragraph">
      <style:text-properties fo:font-size="11pt" style:font-size-asian="11pt" style:font-size-complex="11pt"/>
    </style:style>
    <style:style style:name="T44" style:parent-style-name="Standardnípísmoodstavce" style:family="text">
      <style:text-properties style:font-size-complex="11pt"/>
    </style:style>
    <style:style style:name="T45" style:parent-style-name="Standardnípísmoodstavce" style:family="text">
      <style:text-properties style:font-size-complex="11pt"/>
    </style:style>
    <style:style style:name="T46" style:parent-style-name="Standardnípísmoodstavce" style:family="text">
      <style:text-properties style:font-name-complex="Arial" style:font-size-complex="11pt"/>
    </style:style>
    <style:style style:name="T47" style:parent-style-name="Standardnípísmoodstavce" style:family="text">
      <style:text-properties style:font-name-complex="Arial" style:font-size-complex="11pt"/>
    </style:style>
    <style:style style:name="T48" style:parent-style-name="Standardnípísmoodstavce" style:family="text">
      <style:text-properties style:font-name-complex="Arial" style:font-size-complex="11pt"/>
    </style:style>
    <style:style style:name="T49" style:parent-style-name="Standardnípísmoodstavce" style:family="text">
      <style:text-properties style:font-name-complex="Arial" fo:color="#FF0000" style:font-size-complex="11pt"/>
    </style:style>
    <style:style style:name="T50" style:parent-style-name="Standardnípísmoodstavce" style:family="text">
      <style:text-properties style:font-name-complex="Arial" style:font-size-complex="11pt"/>
    </style:style>
    <style:style style:name="T51" style:parent-style-name="Standardnípísmoodstavce" style:family="text">
      <style:text-properties style:font-name-complex="Arial" style:font-size-complex="11pt"/>
    </style:style>
    <style:style style:name="T52" style:parent-style-name="Standardnípísmoodstavce" style:family="text">
      <style:text-properties style:font-name-complex="Arial" fo:color="#FF0000" style:font-size-complex="11pt"/>
    </style:style>
    <style:style style:name="P53" style:parent-style-name="Textbody" style:family="paragraph">
      <style:paragraph-properties fo:text-align="center"/>
      <style:text-properties style:font-name-complex="Arial" fo:font-weight="bold" style:font-weight-asian="bold" style:font-weight-complex="bold" style:font-size-complex="11pt"/>
    </style:style>
    <style:style style:name="P54" style:parent-style-name="Textbody" style:family="paragraph">
      <style:paragraph-properties fo:text-align="start"/>
    </style:style>
    <style:style style:name="T55" style:parent-style-name="Standardnípísmoodstavce" style:family="text">
      <style:text-properties style:font-name-complex="Arial" fo:color="#FF0000" style:font-size-complex="11pt"/>
    </style:style>
    <style:style style:name="T56" style:parent-style-name="Standardnípísmoodstavce" style:family="text">
      <style:text-properties style:font-name-complex="Arial" style:font-size-complex="11pt"/>
    </style:style>
    <style:style style:name="T57" style:parent-style-name="Standardnípísmoodstavce" style:family="text">
      <style:text-properties style:font-name-complex="Arial" style:font-size-complex="11pt"/>
    </style:style>
    <style:style style:name="P58" style:parent-style-name="Oslovení" style:family="paragraph">
      <style:paragraph-properties fo:text-align="start" fo:margin-left="0in">
        <style:tab-stops>
          <style:tab-stop style:type="left" style:position="2.4611in"/>
          <style:tab-stop style:type="left" style:position="4.0361in"/>
          <style:tab-stop style:type="left" style:position="5.5125in"/>
        </style:tab-stops>
      </style:paragraph-properties>
    </style:style>
    <style:style style:name="T59" style:parent-style-name="Standardnípísmoodstavce" style:family="text">
      <style:text-properties style:font-size-complex="11pt"/>
    </style:style>
    <style:style style:name="P60" style:parent-style-name="Podpis" style:family="paragraph">
      <style:paragraph-properties fo:margin-left="0in">
        <style:tab-stops/>
      </style:paragraph-properties>
    </style:style>
    <style:style style:name="T61" style:parent-style-name="Standardnípísmoodstavce" style:family="text">
      <style:text-properties style:font-size-complex="11pt"/>
    </style:style>
    <style:style style:name="T62" style:parent-style-name="Standardnípísmoodstavce" style:family="text">
      <style:text-properties style:font-size-complex="11pt"/>
    </style:style>
    <style:style style:name="T63" style:parent-style-name="Standardnípísmoodstavce" style:family="text">
      <style:text-properties style:font-size-complex="11pt"/>
    </style:style>
    <style:style style:name="T64" style:parent-style-name="Standardnípísmoodstavce" style:family="text">
      <style:text-properties style:font-size-complex="11pt"/>
    </style:style>
    <style:style style:name="T65" style:parent-style-name="Standardnípísmoodstavce" style:family="text">
      <style:text-properties style:font-size-complex="11pt"/>
    </style:style>
    <style:style style:name="T66" style:parent-style-name="Standardnípísmoodstavce" style:family="text">
      <style:text-properties style:font-size-complex="11pt"/>
    </style:style>
    <style:style style:name="T67" style:parent-style-name="Standardnípísmoodstavce" style:family="text">
      <style:text-properties style:font-size-complex="11pt"/>
    </style:style>
    <style:style style:name="T68" style:parent-style-name="Standardnípísmoodstavce" style:family="text">
      <style:text-properties style:font-size-complex="11pt"/>
    </style:style>
    <style:style style:name="T69" style:parent-style-name="Standardnípísmoodstavce" style:family="text">
      <style:text-properties fo:color="#FF0000" style:font-size-complex="11pt"/>
    </style:style>
    <style:style style:name="P70" style:parent-style-name="Podpis" style:family="paragraph">
      <style:paragraph-properties fo:margin-left="0in">
        <style:tab-stops/>
      </style:paragraph-properties>
    </style:style>
    <style:style style:name="T71" style:parent-style-name="Standardnípísmoodstavce" style:family="text">
      <style:text-properties style:font-size-complex="11pt"/>
    </style:style>
    <style:style style:name="T72" style:parent-style-name="Standardnípísmoodstavce" style:family="text">
      <style:text-properties style:font-size-complex="11pt"/>
    </style:style>
    <style:style style:name="T73" style:parent-style-name="Standardnípísmoodstavce" style:family="text">
      <style:text-properties style:font-size-complex="11pt"/>
    </style:style>
    <style:style style:name="T74" style:parent-style-name="Standardnípísmoodstavce" style:family="text">
      <style:text-properties style:font-size-complex="11pt"/>
    </style:style>
    <style:style style:name="T75" style:parent-style-name="Standardnípísmoodstavce" style:family="text">
      <style:text-properties style:font-size-complex="11pt"/>
    </style:style>
    <style:style style:name="T76" style:parent-style-name="Standardnípísmoodstavce" style:family="text">
      <style:text-properties style:font-size-complex="11pt"/>
    </style:style>
    <style:style style:name="T77" style:parent-style-name="Standardnípísmoodstavce" style:family="text">
      <style:text-properties style:font-size-complex="11pt"/>
    </style:style>
    <style:style style:name="T78" style:parent-style-name="Standardnípísmoodstavce" style:family="text">
      <style:text-properties style:font-size-complex="11pt"/>
    </style:style>
    <style:style style:name="T79" style:parent-style-name="Standardnípísmoodstavce" style:family="text">
      <style:text-properties fo:color="#FF0000" style:font-size-complex="11pt"/>
    </style:style>
    <style:style style:name="T80" style:parent-style-name="Standardnípísmoodstavce" style:family="text">
      <style:text-properties style:font-size-complex="11pt"/>
    </style:style>
    <style:style style:name="P81" style:parent-style-name="Podpis" style:family="paragraph">
      <style:paragraph-properties fo:margin-left="0in">
        <style:tab-stops/>
      </style:paragraph-properties>
    </style:style>
    <style:style style:name="T82" style:parent-style-name="Standardnípísmoodstavce" style:family="text">
      <style:text-properties style:font-size-complex="11pt"/>
    </style:style>
    <style:style style:name="T83" style:parent-style-name="Standardnípísmoodstavce" style:family="text">
      <style:text-properties style:font-size-complex="11pt"/>
    </style:style>
    <style:style style:name="T84" style:parent-style-name="Standardnípísmoodstavce" style:family="text">
      <style:text-properties style:font-size-complex="11pt"/>
    </style:style>
    <style:style style:name="T85" style:parent-style-name="Standardnípísmoodstavce" style:family="text">
      <style:text-properties style:font-size-complex="11pt"/>
    </style:style>
    <style:style style:name="T86" style:parent-style-name="Standardnípísmoodstavce" style:family="text">
      <style:text-properties style:font-size-complex="11pt"/>
    </style:style>
    <style:style style:name="T87" style:parent-style-name="Standardnípísmoodstavce" style:family="text">
      <style:text-properties style:font-size-complex="11pt"/>
    </style:style>
    <style:style style:name="T88" style:parent-style-name="Standardnípísmoodstavce" style:family="text">
      <style:text-properties style:font-size-complex="11pt"/>
    </style:style>
    <style:style style:name="T89" style:parent-style-name="Standardnípísmoodstavce" style:family="text">
      <style:text-properties style:font-size-complex="11pt"/>
    </style:style>
    <style:style style:name="T90" style:parent-style-name="Standardnípísmoodstavce" style:family="text">
      <style:text-properties fo:color="#FF0000" style:font-size-complex="11pt"/>
    </style:style>
    <style:style style:name="P91" style:parent-style-name="Podpis" style:family="paragraph">
      <style:paragraph-properties fo:margin-left="0in">
        <style:tab-stops/>
      </style:paragraph-properties>
    </style:style>
    <style:style style:name="T92" style:parent-style-name="Standardnípísmoodstavce" style:family="text">
      <style:text-properties style:font-size-complex="11pt"/>
    </style:style>
    <style:style style:name="T93" style:parent-style-name="Standardnípísmoodstavce" style:family="text">
      <style:text-properties style:font-size-complex="11pt"/>
    </style:style>
    <style:style style:name="T94" style:parent-style-name="Standardnípísmoodstavce" style:family="text">
      <style:text-properties style:font-size-complex="11pt"/>
    </style:style>
    <style:style style:name="T95" style:parent-style-name="Standardnípísmoodstavce" style:family="text">
      <style:text-properties style:font-size-complex="11pt"/>
    </style:style>
    <style:style style:name="T96" style:parent-style-name="Standardnípísmoodstavce" style:family="text">
      <style:text-properties style:font-size-complex="11pt"/>
    </style:style>
    <style:style style:name="T97" style:parent-style-name="Standardnípísmoodstavce" style:family="text">
      <style:text-properties style:font-size-complex="11pt"/>
    </style:style>
    <style:style style:name="T98" style:parent-style-name="Standardnípísmoodstavce" style:family="text">
      <style:text-properties style:font-size-complex="11pt"/>
    </style:style>
    <style:style style:name="T99" style:parent-style-name="Standardnípísmoodstavce" style:family="text">
      <style:text-properties style:font-size-complex="11pt"/>
    </style:style>
  </office:automatic-styles>
  <office:body>
    <office:text text:use-soft-page-breaks="true">
      <text:p text:style-name="P1">{Úřad Obce/Města/Městské části}<text:line-break/>Adresa<text:line-break/>120 00 Město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>Naše značka</text:p>
          </table:table-cell>
          <table:table-cell table:style-name="TableCell31">
            <text:p text:style-name="TableContents"><text:span text:style-name="T32"><text:date style:data-style-name="N33">31.8.14</text:date></text:span>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>Praha</text:p>
          </table:table-cell>
        </table:table-row>
      </table:table>
      <text:p text:style-name="P43">Odvolání zmocněnce volební strany</text:p>
      <text:p text:style-name="Textbody"><text:span text:style-name="T44">Česká pirátská strana, zkratka<text:s/></text:span><text:span text:style-name="T45">Piráti, sídlem Praha 3, Řehořova 943/19</text:span><text:span text:style-name="T46">, IČO 71339698, d</text:span><text:span text:style-name="T47">a</text:span><text:span text:style-name="T48">tová schránka b2i4r6j, za kterou jedná její {místní/krajský} předseda<text:s/></text:span><text:span text:style-name="T49">Lukáš Černohorský nar. 19.11.1984, trvalé bydliště Petřvaldská 15, Slezská Ostrava, 710 00,</text:span><text:span text:style-name="T50"><text:s/>která je volební stranou pro volby do</text:span><text:span text:style-name="T51"><text:s/>Zastupitelstva<text:s/></text:span><text:span text:style-name="T52">městské části Praha 6</text:span></text:p>
      <text:p text:style-name="P53">odvolává svého volebního zmocněnce</text:p>
      <text:p text:style-name="P54"><text:span text:style-name="T55">Jméno Příjmení</text:span><text:span text:style-name="T56">. Za volební stranu dále jedná náhradník volebního zmocněnce Vladislav Tobias Esner, narozen 03.03.1982, trvalé bydliště Bechyňská č.p. 639, Praha 9, 199 00 s datovou<text:s/></text:span><text:span text:style-name="T57">schránkou efxtg8z. Telefon: 732 579 221</text:span></text:p>
      <text:p text:style-name="P58">S pozdravem</text:p>
      <text:p text:style-name="Podpis"><text:span text:style-name="T59">podpis oprávněné osoby</text:span></text:p>
      <text:p text:style-name="P60"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Lukáš Černohorský</text:span></text:p>
      <text:p text:style-name="P70"><text:span text:style-name="T71"><text:tab/></text:span><text:span text:style-name="T72"><text:tab/>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předseda<text:s/></text:span><text:span text:style-name="T79">místního</text:span><text:span text:style-name="T80"><text:s/>sdružení</text:span></text:p>
      <text:p text:style-name="P81"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místní sdružení<text:s/></text:span><text:span text:style-name="T90">Kobylisy</text:span></text:p>
      <text:p text:style-name="P91"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Česká pirátská stran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 Light" svg:font-family="DejaVu Sans Light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DejaVu Sans Ligh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Standard" style:next-style-name="Standard" style:default-outline-level="1">
      <style:paragraph-properties fo:keep-with-next="always" style:punctuation-wrap="simple" style:text-autospace="none">
        <style:tab-stops>
          <style:tab-stop style:type="left" style:position="2.4611in"/>
          <style:tab-stop style:type="left" style:position="4.0361in"/>
          <style:tab-stop style:type="left" style:position="5.5125in"/>
        </style:tab-stops>
      </style:paragraph-properties>
      <style:text-properties fo:font-weight="bold" style:font-weight-asian="bold" style:font-weight-complex="bold" fo:hyphenate="true"/>
    </style:style>
    <style:style style:name="Nadpis2" style:display-name="Nadpis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true"/>
    </style:style>
    <style:style style:name="Nadpis3" style:display-name="Nadpis 3" style:family="paragraph" style:parent-style-name="Heading" style:next-style-name="Textbody" style:default-outline-level="3">
      <style:text-properties fo:font-weight="bold" style:font-weight-asian="bold" style:font-weight-complex="bold" fo:hyphenate="tru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paragraph-properties fo:widows="2" fo:orphans="2" fo:text-align="justify"/>
      <style:text-properties style:font-name="Liberation Sans" style:font-name-asian="Times New Roman" style:font-name-complex="Times New Roman" fo:color="#333333" style:language-complex="ar" style:country-complex="SA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 Light" style:font-name-complex="Free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style:punctuation-wrap="simple" style:text-autospace="none" fo:margin-top="0.1965in" fo:margin-bottom="0.1965in">
        <style:tab-stops>
          <style:tab-stop style:type="left" style:position="2.4611in"/>
          <style:tab-stop style:type="left" style:position="4.0361in"/>
          <style:tab-stop style:type="left" style:position="5.5125in"/>
        </style:tab-stops>
      </style:paragraph-properties>
      <style:text-properties fo:font-size="11pt" style:font-size-asian="11pt" fo:hyphenate="true"/>
    </style:style>
    <style:style style:name="Seznam" style:display-name="Seznam" style:family="paragraph" style:parent-style-name="Textbody">
      <style:text-properties style:font-name-complex="FreeSans" fo:font-size="12pt" style:font-size-asian="12pt" fo:hyphenate="tru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true"/>
    </style:style>
    <style:style style:name="Záhlaví" style:display-name="Záhlaví" style:family="paragraph" style:parent-style-name="Standard">
      <style:paragraph-properties style:punctuation-wrap="simple" style:text-autospace="none" fo:margin-left="1.1812in">
        <style:tab-stops>
          <style:tab-stop style:type="center" style:position="3.15in"/>
          <style:tab-stop style:type="right" style:position="6.3in"/>
        </style:tab-stops>
      </style:paragraph-properties>
      <style:text-properties fo:font-size="10pt" style:font-size-asian="10pt" style:font-size-complex="10pt" fo:hyphenate="true"/>
    </style:style>
    <style:style style:name="Zápatí" style:display-name="Zápatí" style:family="paragraph" style:parent-style-name="Standard">
      <style:paragraph-properties style:punctuation-wrap="simple" style:text-autospace="none">
        <style:tab-stops>
          <style:tab-stop style:type="center" style:position="3.15in"/>
          <style:tab-stop style:type="right" style:position="6.3in"/>
        </style:tab-stops>
      </style:paragraph-properties>
      <style:text-properties fo:font-size="10pt" style:font-size-asian="10pt" style:font-size-complex="10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Adresa" style:display-name="Adresa" style:family="paragraph" style:parent-style-name="Standard" style:auto-update="true">
      <style:paragraph-properties fo:text-align="start" fo:margin-top="0.4722in" fo:margin-bottom="0.3937in" fo:margin-left="3.1493in">
        <style:tab-stops/>
      </style:paragraph-properties>
      <style:text-properties fo:font-size="11pt" style:font-size-asian="11pt" style:font-size-complex="11pt" fo:hyphenate="true"/>
    </style:style>
    <style:style style:name="Vec" style:display-name="Vec" style:family="paragraph" style:next-style-name="Standard">
      <style:paragraph-properties fo:margin-top="0.3937in" fo:margin-bottom="0.3937in"/>
      <style:text-properties style:font-name="Liberation Sans" fo:font-weight="bold" style:font-weight-asian="bold" fo:color="#333333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ListHeading" style:display-name="List Heading" style:family="paragraph" style:parent-style-name="Standard" style:next-style-name="ListContents">
      <style:text-properties fo:hyphenate="tru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true"/>
    </style:style>
    <style:style style:name="LiberationMono" style:display-name="Liberation Mono" style:family="paragraph" style:parent-style-name="Textbody">
      <style:text-properties fo:hyphenate="true"/>
    </style:style>
    <style:style style:name="Oslovení" style:display-name="Oslovení" style:family="paragraph" style:parent-style-name="Textbody">
      <style:paragraph-properties text:number-lines="false" fo:margin-top="0.3937in" fo:margin-bottom="0.3937in" fo:margin-left="3.9368in">
        <style:tab-stops>
          <style:tab-stop style:type="left" style:position="-1.4756in"/>
          <style:tab-stop style:type="left" style:position="0.0993in"/>
          <style:tab-stop style:type="left" style:position="1.5756in"/>
        </style:tab-stops>
      </style:paragraph-properties>
      <style:text-properties fo:hyphenate="true"/>
    </style:style>
    <style:style style:name="Podpis" style:display-name="Podpis" style:family="paragraph" style:parent-style-name="Standard">
      <style:paragraph-properties text:number-lines="false" fo:margin-left="3.9368in">
        <style:tab-stops/>
      </style:paragraph-properties>
      <style:text-properties fo:font-size="11pt" style:font-size-asian="11pt" fo:hyphenate="true"/>
    </style:style>
    <style:style style:name="Priloha" style:display-name="Priloha" style:family="paragraph" style:parent-style-name="Standard">
      <style:paragraph-properties fo:margin-top="0.1965in"/>
      <style:text-properties fo:font-weight="bold" style:font-weight-asian="bold" fo:font-size="11pt" style:font-size-asian="11pt" fo:hyphenate="true"/>
    </style:style>
    <style:style style:name="Numbering1Start" style:display-name="Numbering 1 Start" style:family="paragraph" style:parent-style-name="Seznam" style:next-style-name="Numbering1">
      <style:paragraph-properties fo:margin-top="0.1666in" fo:margin-bottom="0.0833in" fo:margin-left="0.25in" fo:text-indent="-0.25in">
        <style:tab-stops>
          <style:tab-stop style:type="left" style:position="2.2111in"/>
          <style:tab-stop style:type="left" style:position="3.7861in"/>
          <style:tab-stop style:type="left" style:position="5.2625in"/>
        </style:tab-stops>
      </style:paragraph-properties>
      <style:text-properties fo:hyphenate="true"/>
    </style:style>
    <style:style style:name="Numbering1" style:display-name="Numbering 1" style:family="paragraph" style:parent-style-name="Seznam">
      <style:paragraph-properties fo:margin-top="0in" fo:margin-bottom="0.0833in" fo:margin-left="0.25in" fo:text-indent="-0.25in">
        <style:tab-stops>
          <style:tab-stop style:type="left" style:position="2.2111in"/>
          <style:tab-stop style:type="left" style:position="3.7861in"/>
          <style:tab-stop style:type="left" style:position="5.2625in"/>
        </style:tab-stops>
      </style:paragraph-properties>
      <style:text-properties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Textbubliny" style:display-name="Text bubliny" style:family="paragraph" style:parent-style-name="Normální">
      <style:text-properties style:font-name="Tahoma" style:font-name-complex="Mangal" fo:font-size="8pt" style:font-size-asian="8pt" style:font-size-complex="7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326in"/>
      </style:header-style>
      <style:footer-style>
        <style:header-footer-properties style:dynamic-spacing="true" fo:min-height="0.7326in"/>
      </style:footer-style>
    </style:page-layout>
    <style:style style:name="P2" style:parent-style-name="Zápatí" style:family="paragraph">
      <style:paragraph-properties fo:text-align="center">
        <style:tab-stops>
          <style:tab-stop style:type="left" style:position="1.875in"/>
          <style:tab-stop style:type="left" style:position="3.5in"/>
          <style:tab-stop style:type="left" style:position="5.125in"/>
        </style:tab-stops>
      </style:paragraph-properties>
    </style:style>
    <style:style style:name="T3" style:parent-style-name="Standardnípísmoodstavce" style:family="text">
      <style:text-properties style:font-name-complex="Arial"/>
    </style:style>
    <style:style style:name="P4" style:parent-style-name="Záhlaví" style:family="paragraph">
      <style:paragraph-properties fo:text-align="start" fo:margin-left="0.8743in">
        <style:tab-stops>
          <style:tab-stop style:type="center" style:position="3.4569in"/>
          <style:tab-stop style:type="right" style:position="6.6069in"/>
        </style:tab-stops>
      </style:paragraph-properties>
    </style:style>
    <style:style style:name="T5" style:parent-style-name="Standardnípísmoodstavce" style:family="text">
      <style:text-properties style:font-name-complex="Arial" fo:font-size="12pt" style:font-size-asian="12pt" style:font-size-complex="12pt" style:language-asian="cs" style:country-asian="CZ"/>
    </style:style>
    <style:style style:name="P6" style:parent-style-name="Zápatí" style:family="paragraph">
      <style:paragraph-properties fo:text-align="center"/>
    </style:style>
    <style:style style:name="T7" style:parent-style-name="Standardnípísmoodstavce" style:family="text">
      <style:text-properties style:font-name-complex="Arial"/>
    </style:style>
    <style:style style:name="T8" style:parent-style-name="Standardnípísmoodstavce" style:family="text">
      <style:text-properties style:font-name-complex="Arial"/>
    </style:style>
    <style:style style:name="T9" style:parent-style-name="Standardnípísmoodstavce" style:family="text">
      <style:text-properties style:font-name-asian="Liberation Sans" style:font-name-complex="Liberation Sans"/>
    </style:style>
    <style:style style:name="T10" style:parent-style-name="Standardnípísmoodstavce" style:family="text">
      <style:text-properties style:font-name-complex="Arial"/>
    </style:style>
    <style:style style:name="T11" style:parent-style-name="Standardnípísmoodstavce" style:family="text">
      <style:text-properties style:font-name-complex="Arial"/>
    </style:style>
    <style:style style:name="T12" style:parent-style-name="Standardnípísmoodstavce" style:family="text">
      <style:text-properties style:font-name-complex="Arial"/>
    </style:style>
    <style:style style:name="T13" style:parent-style-name="Standardnípísmoodstavce" style:family="text">
      <style:text-properties style:font-name-complex="Arial"/>
    </style:style>
    <style:style style:name="T14" style:parent-style-name="Standardnípísmoodstavce" style:family="text">
      <style:text-properties style:font-name-complex="Arial"/>
    </style:style>
    <style:style style:name="T15" style:parent-style-name="Standardnípísmoodstavce" style:family="text">
      <style:text-properties style:font-name-complex="Arial"/>
    </style:style>
    <style:style style:name="T16" style:parent-style-name="Standardnípísmoodstavce" style:family="text">
      <style:text-properties style:font-name-complex="Arial"/>
    </style:style>
    <style:style style:name="T17" style:parent-style-name="Standardnípísmoodstavce" style:family="text">
      <style:text-properties style:font-name-complex="Arial"/>
    </style:style>
    <style:style style:name="P18" style:parent-style-name="Zápatí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2"><text:span text:style-name="T3"><text:line-break/></text:span><text:page-number text:fixed="false"/></text:p>
      </style:footer>
    </style:master-page>
    <style:master-page style:next-style-name="MP0" style:name="MPF0" style:page-layout-name="PL0">
      <style:header>
        <text:p text:style-name="P4"><text:span text:style-name="T5"><draw:frame draw:z-index="251659264" draw:style-name="a0" draw:name="Obrázek 1" text:anchor-type="paragraph" svg:x="-0.16102in" svg:y="-0.15748in" svg:width="2.23071in" svg:height="0.92402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6"><text:span text:style-name="T7"><text:line-break/></text:span><text:span text:style-name="T8">Česká pirátská strana • Řehořova 943/19 130 00 Praha 3 <text:s/>• Doručovat do datové schránky b2i4r6j</text:span><text:span text:style-name="T9"><text:line-break/></text:span><text:span text:style-name="T10">Tel</text:span><text:span text:style-name="T11">. +420 732 579 221 •<text:s/></text:span><text:span text:style-name="T12">Web</text:span><text:span text:style-name="T13"><text:s/></text:span><text:a xlink:href="http://www.pirati.cz/" office:target-frame-name="_top" xlink:show="replace"><text:span text:style-name="T14">http://www.pirati.cz</text:span></text:a><text:span text:style-name="T15"><text:s/>• E-mail<text:s/></text:span><text:a xlink:href="mailto:info@pirati.cz" office:target-frame-name="_top" xlink:show="replace"><text:span text:style-name="T16">info@pirati.cz</text:span></text:a><text:span text:style-name="T17"><text:s/>• IČO 71339698</text:span></text:p>
        <text:p text:style-name="P18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Pirátský dopis</dc:title>
    <meta:initial-creator>Jakub Michálek</meta:initial-creator>
    <dc:creator>Tobias</dc:creator>
    <meta:creation-date>2013-07-05T23:33:00Z</meta:creation-date>
    <dc:date>2014-08-30T22:09:00Z</dc:date>
    <meta:template xlink:href="Sablona_dopis.ott" xlink:type="simple"/>
    <meta:editing-cycles>1</meta:editing-cycles>
    <meta:editing-duration>PT300S</meta:editing-duration>
    <meta:user-defined meta:name="Informace 1"/>
    <meta:user-defined meta:name="Informace 2"/>
    <meta:user-defined meta:name="Informace 3"/>
    <meta:user-defined meta:name="Informace 4"/>
    <meta:document-statistic meta:page-count="1" meta:paragraph-count="1" meta:word-count="128" meta:character-count="883" meta:row-count="6" meta:non-whitespace-character-count="756"/>
  </office:meta>
</office:document-meta>
</file>